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05E0000005EEE7B296D.png"/>
  <manifest:file-entry manifest:media-type="image/png" manifest:full-path="Pictures/100000000000005E0000005E38A47915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ffffff" draw:textarea-vertical-align="middle" draw:shadow="hidden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objectwithoutfill">
      <style:graphic-properties draw:stroke="dash" draw:stroke-dash="Ultrafine_20_Dashed" svg:stroke-width="0.051cm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1cm" fo:min-width="6.7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5.491cm"/>
    </style:style>
    <style:style style:name="gr7" style:family="graphic" style:parent-style-name="standard">
      <style:graphic-properties draw:fill="bitmap" draw:fill-image-name="Fiery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2.564cm"/>
    </style:style>
    <style:style style:name="gr9" style:family="graphic" style:parent-style-name="standard">
      <style:graphic-properties draw:fill="bitmap" draw:fill-color="#ccffff" draw:fill-image-name="Leaves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4.126cm"/>
    </style:style>
    <style:style style:name="gr11" style:family="graphic" style:parent-style-name="objectwithoutfill">
      <style:graphic-properties svg:stroke-width="0.102cm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7cm" fo:min-width="1.037cm"/>
    </style:style>
    <style:style style:name="gr13" style:family="graphic" style:parent-style-name="objectwithoutfill">
      <style:graphic-properties draw:stroke="dash" draw:stroke-dash="Ultrafine_20_Dashed" draw:marker-start="" draw:marker-end="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1cm" fo:min-width="4.315cm"/>
    </style:style>
    <style:style style:name="gr15" style:family="graphic" style:parent-style-name="standard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0.214cm" svg:height="5.609cm" draw:transform="rotate (3.1415926535892) translate (12.955cm 7.625cm)">
          <text:p/>
        </draw:ellipse>
        <draw:ellipse draw:style-name="gr1" draw:text-style-name="P1" draw:layer="layout" svg:width="0.212cm" svg:height="5.609cm" draw:transform="rotate (3.1415926535892) translate (13.169cm 7.625cm)">
          <text:p/>
        </draw:ellipse>
        <draw:ellipse draw:style-name="gr1" draw:text-style-name="P1" draw:layer="layout" svg:width="2.994cm" svg:height="3.739cm" draw:transform="rotate (3.1415926535892) translate (12.954cm 6.69cm)">
          <text:p/>
        </draw:ellipse>
        <draw:ellipse draw:style-name="gr1" draw:text-style-name="P1" draw:layer="layout" svg:width="2.763cm" svg:height="4.113cm" draw:transform="rotate (3.1415926535892) translate (12.954cm 6.877cm)">
          <text:p/>
        </draw:ellipse>
        <draw:ellipse draw:style-name="gr1" draw:text-style-name="P1" draw:layer="layout" svg:width="2.303cm" svg:height="4.487cm" draw:transform="rotate (3.1415926535892) translate (12.954cm 7.064cm)">
          <text:p/>
        </draw:ellipse>
        <draw:ellipse draw:style-name="gr1" draw:text-style-name="P1" draw:layer="layout" svg:width="1.843cm" svg:height="4.861cm" draw:transform="rotate (3.1415926535892) translate (12.954cm 7.251cm)">
          <text:p/>
        </draw:ellipse>
        <draw:ellipse draw:style-name="gr1" draw:text-style-name="P1" draw:layer="layout" svg:width="1.382cm" svg:height="4.861cm" draw:transform="rotate (3.1415926535892) translate (12.954cm 7.251cm)">
          <text:p/>
        </draw:ellipse>
        <draw:ellipse draw:style-name="gr1" draw:text-style-name="P1" draw:layer="layout" svg:width="0.922cm" svg:height="4.861cm" draw:transform="rotate (3.1415926535892) translate (12.954cm 7.251cm)">
          <text:p/>
        </draw:ellipse>
        <draw:ellipse draw:style-name="gr1" draw:text-style-name="P1" draw:layer="layout" svg:width="0.46cm" svg:height="5.235cm" draw:transform="rotate (3.1415926535892) translate (12.954cm 7.438cm)">
          <text:p/>
        </draw:ellipse>
        <draw:ellipse draw:style-name="gr1" draw:text-style-name="P1" draw:layer="layout" svg:width="2.781cm" svg:height="3.739cm" draw:transform="rotate (3.1415926535892) translate (12.955cm 6.69cm)">
          <text:p/>
        </draw:ellipse>
        <draw:ellipse draw:style-name="gr1" draw:text-style-name="P1" draw:layer="layout" svg:width="2.567cm" svg:height="4.113cm" draw:transform="rotate (3.1415926535892) translate (12.955cm 6.877cm)">
          <text:p/>
        </draw:ellipse>
        <draw:ellipse draw:style-name="gr1" draw:text-style-name="P1" draw:layer="layout" svg:width="2.139cm" svg:height="4.487cm" draw:transform="rotate (3.1415926535892) translate (12.955cm 7.064cm)">
          <text:p/>
        </draw:ellipse>
        <draw:ellipse draw:style-name="gr1" draw:text-style-name="P1" draw:layer="layout" svg:width="1.711cm" svg:height="4.861cm" draw:transform="rotate (3.1415926535892) translate (12.955cm 7.251cm)">
          <text:p/>
        </draw:ellipse>
        <draw:ellipse draw:style-name="gr1" draw:text-style-name="P1" draw:layer="layout" svg:width="1.283cm" svg:height="4.861cm" draw:transform="rotate (3.1415926535892) translate (12.955cm 7.251cm)">
          <text:p/>
        </draw:ellipse>
        <draw:ellipse draw:style-name="gr1" draw:text-style-name="P1" draw:layer="layout" svg:width="0.856cm" svg:height="5.048cm" draw:transform="rotate (3.1415926535892) translate (12.955cm 7.251cm)">
          <text:p/>
        </draw:ellipse>
        <draw:ellipse draw:style-name="gr1" draw:text-style-name="P1" draw:layer="layout" svg:width="0.428cm" svg:height="5.235cm" draw:transform="rotate (3.1415926535892) translate (12.955cm 7.438cm)">
          <text:p/>
        </draw:ellipse>
        <draw:ellipse draw:style-name="gr1" draw:text-style-name="P1" draw:layer="layout" svg:width="2.993cm" svg:height="3.739cm" svg:x="12.957cm" svg:y="2.951cm">
          <text:p/>
        </draw:ellipse>
        <draw:ellipse draw:style-name="gr1" draw:text-style-name="P1" draw:layer="layout" svg:width="2.762cm" svg:height="4.113cm" svg:x="12.957cm" svg:y="2.764cm">
          <text:p/>
        </draw:ellipse>
        <draw:ellipse draw:style-name="gr1" draw:text-style-name="P1" draw:layer="layout" svg:width="2.303cm" svg:height="4.487cm" svg:x="12.957cm" svg:y="2.577cm">
          <text:p/>
        </draw:ellipse>
        <draw:ellipse draw:style-name="gr1" draw:text-style-name="P1" draw:layer="layout" svg:width="1.843cm" svg:height="4.861cm" svg:x="12.957cm" svg:y="2.39cm">
          <text:p/>
        </draw:ellipse>
        <draw:ellipse draw:style-name="gr1" draw:text-style-name="P1" draw:layer="layout" svg:width="1.381cm" svg:height="4.861cm" svg:x="12.957cm" svg:y="2.39cm">
          <text:p/>
        </draw:ellipse>
        <draw:ellipse draw:style-name="gr1" draw:text-style-name="P1" draw:layer="layout" svg:width="0.921cm" svg:height="5.048cm" svg:x="12.957cm" svg:y="2.203cm">
          <text:p/>
        </draw:ellipse>
        <draw:ellipse draw:style-name="gr1" draw:text-style-name="P1" draw:layer="layout" svg:width="0.46cm" svg:height="5.235cm" svg:x="12.957cm" svg:y="2.203cm">
          <text:p/>
        </draw:ellipse>
        <draw:ellipse draw:style-name="gr1" draw:text-style-name="P1" draw:layer="layout" svg:width="2.781cm" svg:height="3.739cm" svg:x="12.955cm" svg:y="2.951cm">
          <text:p/>
        </draw:ellipse>
        <draw:ellipse draw:style-name="gr1" draw:text-style-name="P1" draw:layer="layout" svg:width="2.567cm" svg:height="4.113cm" svg:x="12.955cm" svg:y="2.764cm">
          <text:p/>
        </draw:ellipse>
        <draw:ellipse draw:style-name="gr1" draw:text-style-name="P1" draw:layer="layout" svg:width="2.14cm" svg:height="4.487cm" svg:x="12.955cm" svg:y="2.577cm">
          <text:p/>
        </draw:ellipse>
        <draw:ellipse draw:style-name="gr1" draw:text-style-name="P1" draw:layer="layout" svg:width="1.712cm" svg:height="4.861cm" svg:x="12.955cm" svg:y="2.39cm">
          <text:p/>
        </draw:ellipse>
        <draw:ellipse draw:style-name="gr1" draw:text-style-name="P1" draw:layer="layout" svg:width="1.284cm" svg:height="4.861cm" svg:x="12.955cm" svg:y="2.39cm">
          <text:p/>
        </draw:ellipse>
        <draw:ellipse draw:style-name="gr1" draw:text-style-name="P1" draw:layer="layout" svg:width="0.856cm" svg:height="4.861cm" svg:x="12.955cm" svg:y="2.39cm">
          <text:p/>
        </draw:ellipse>
        <draw:ellipse draw:style-name="gr1" draw:text-style-name="P1" draw:layer="layout" svg:width="0.428cm" svg:height="5.235cm" svg:x="12.955cm" svg:y="2.203cm">
          <text:p/>
        </draw:ellipse>
        <draw:ellipse draw:style-name="gr2" draw:text-style-name="P1" draw:layer="layout" svg:width="2.567cm" svg:height="2.244cm" svg:x="11.672cm" svg:y="3.738cm">
          <text:p/>
        </draw:ellipse>
        <draw:line draw:style-name="gr3" draw:text-style-name="P1" draw:layer="layout" svg:x1="4.184cm" svg:y1="2.951cm" svg:x2="21.085cm" svg:y2="2.951cm">
          <text:p/>
        </draw:line>
        <draw:polyline draw:style-name="gr4" draw:text-style-name="P1" draw:layer="layout" svg:width="14.76cm" svg:height="2.617cm" svg:x="4.184cm" svg:y="3.699cm" svg:viewBox="0 0 14761 2618" draw:points="0,2618 7274,2618 10697,2057 14761,0">
          <text:p/>
        </draw:polyline>
        <draw:frame draw:style-name="gr5" draw:text-style-name="P2" draw:layer="layout" svg:width="7.343cm" svg:height="1.061cm" svg:x="3.756cm" svg:y="2.016cm">
          <draw:text-box>
            <text:p text:style-name="P2"><text:span text:style-name="T1">Rigid/neutral particle</text:span></text:p>
          </draw:text-box>
        </draw:frame>
        <draw:frame draw:style-name="gr6" draw:text-style-name="P2" draw:layer="layout" svg:width="6.073cm" svg:height="1.062cm" svg:x="3.97cm" svg:y="5.381cm">
          <draw:text-box>
            <text:p text:style-name="P2"><text:span text:style-name="T1">Charged particle</text:span></text:p>
          </draw:text-box>
        </draw:frame>
        <draw:ellipse draw:style-name="gr2" draw:text-style-name="P1" draw:layer="layout" svg:width="0.427cm" svg:height="0.374cm" svg:x="8.677cm" svg:y="13.047cm">
          <text:p/>
        </draw:ellipse>
        <draw:ellipse draw:style-name="gr2" draw:text-style-name="P1" draw:layer="layout" svg:width="0.428cm" svg:height="0.374cm" svg:x="11.372cm" svg:y="10.986cm">
          <text:p/>
        </draw:ellipse>
        <draw:ellipse draw:style-name="gr2" draw:text-style-name="P1" draw:layer="layout" svg:width="0.428cm" svg:height="0.373cm" svg:x="11.877cm" svg:y="14.814cm">
          <text:p/>
        </draw:ellipse>
        <draw:ellipse draw:style-name="gr2" draw:text-style-name="P1" draw:layer="layout" svg:width="0.428cm" svg:height="0.374cm" svg:x="16.257cm" svg:y="12.458cm">
          <text:p/>
        </draw:ellipse>
        <draw:ellipse draw:style-name="gr2" draw:text-style-name="P1" draw:layer="layout" svg:width="0.428cm" svg:height="0.374cm" svg:x="4.037cm" svg:y="12.967cm">
          <text:p/>
        </draw:ellipse>
        <draw:ellipse draw:style-name="gr2" draw:text-style-name="P1" draw:layer="layout" svg:width="0.428cm" svg:height="0.374cm" svg:x="6.992cm" svg:y="14.519cm">
          <text:p/>
        </draw:ellipse>
        <draw:ellipse draw:style-name="gr2" draw:text-style-name="P1" draw:layer="layout" svg:width="0.427cm" svg:height="0.374cm" svg:x="18.784cm" svg:y="15.991cm">
          <text:p/>
        </draw:ellipse>
        <draw:line draw:style-name="gr3" draw:text-style-name="P1" draw:layer="layout" svg:x1="2.473cm" svg:y1="12.673cm" svg:x2="23.652cm" svg:y2="13.234cm">
          <text:p/>
        </draw:line>
        <draw:path draw:style-name="gr4" draw:text-style-name="P1" draw:layer="layout" svg:width="21.355cm" svg:height="5.931cm" svg:x="2.484cm" svg:y="10.576cm" svg:viewBox="0 0 21356 5932" svg:d="m0 2105c0 0 911 48 1861 104s2349 2348 2977 2166 1051-1914 1555-1942 2993 2457 3401 2261c604-433-1968-3068-1142-4213s3133-68 5486 1376c526 310 1146 2964 2220 3909 780 817 3868-1597 4998-2520">
          <text:p/>
        </draw:path>
        <draw:ellipse draw:style-name="gr7" draw:text-style-name="P1" draw:layer="layout" svg:width="0.949cm" svg:height="0.828cm" svg:x="1.78cm" svg:y="12.164cm">
          <text:p/>
        </draw:ellipse>
        <draw:frame draw:style-name="gr8" draw:text-style-name="P2" draw:layer="layout" svg:width="3.106cm" svg:height="1.062cm" svg:x="0.724cm" svg:y="11.327cm">
          <draw:text-box>
            <text:p text:style-name="P2"><text:span text:style-name="T1">Source</text:span></text:p>
          </draw:text-box>
        </draw:frame>
        <draw:ellipse draw:style-name="gr9" draw:text-style-name="P1" draw:layer="layout" svg:width="0.925cm" svg:height="0.81cm" svg:x="24.027cm" svg:y="13.038cm">
          <text:p/>
        </draw:ellipse>
        <draw:frame draw:style-name="gr10" draw:text-style-name="P2" draw:layer="layout" svg:width="4.69cm" svg:height="1.062cm" svg:x="22.25cm" svg:y="12.05cm">
          <draw:text-box>
            <text:p text:style-name="P2"><text:span text:style-name="T1">Observation</text:span></text:p>
          </draw:text-box>
        </draw:frame>
        <draw:line draw:style-name="gr11" draw:text-style-name="P1" draw:layer="layout" svg:x1="12.95cm" svg:y1="4.955cm" svg:x2="12.957cm" svg:y2="3.867cm">
          <text:p/>
        </draw:line>
        <draw:frame draw:style-name="gr12" draw:layer="layout" svg:width="1.559cm" svg:height="1.417cm" svg:x="12.222cm" svg:y="4.645cm">
          <draw:text-box>
            <text:p>B</text:p>
          </draw:text-box>
        </draw:frame>
        <draw:line draw:style-name="gr13" draw:text-style-name="P1" draw:layer="layout" svg:x1="18.994cm" svg:y1="17.801cm" svg:x2="23.766cm" svg:y2="13.885cm">
          <text:p/>
        </draw:line>
        <draw:frame draw:style-name="gr14" draw:text-style-name="P2" draw:layer="layout" svg:width="4.881cm" svg:height="1.061cm" svg:x="16.419cm" svg:y="18.49cm">
          <draw:text-box>
            <text:p text:style-name="P2"><text:span text:style-name="T1">Fake Source</text:span></text:p>
          </draw:text-box>
        </draw:frame>
        <draw:ellipse draw:style-name="gr15" draw:text-style-name="P1" draw:layer="layout" svg:width="0.948cm" svg:height="0.828cm" svg:x="18.218cm" svg:y="17.673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iery" xlink:href="Pictures/100000000000005E0000005E38A47915.png" xlink:type="simple" xlink:show="embed" xlink:actuate="onLoad"/>
    <draw:fill-image draw:name="Leaves" xlink:href="Pictures/100000000000005E0000005EEE7B296D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1-25T18:45:20</meta:creation-date>
    <dc:date>2017-01-25T19:22:00</dc:date>
    <dc:creator>Ben Rotter</dc:creator>
    <meta:editing-duration>PT21M7S</meta:editing-duration>
    <meta:editing-cycles>2</meta:editing-cycles>
    <meta:generator>OpenOffice/4.0.0$Unix OpenOffice.org_project/400m3$Build-9702</meta:generator>
    <meta:document-statistic meta:object-count="53"/>
  </office:meta>
</office:document-meta>
</file>